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3fcb5b" officeooo:paragraph-rsid="003fcb5b"/>
    </style:style>
    <style:style style:name="P2" style:family="paragraph" style:parent-style-name="Standard">
      <style:text-properties officeooo:paragraph-rsid="003fcb5b"/>
    </style:style>
    <style:style style:name="P3" style:family="paragraph" style:parent-style-name="Standard">
      <style:text-properties officeooo:rsid="001e110a"/>
    </style:style>
    <style:style style:name="P4" style:family="paragraph" style:parent-style-name="Standard">
      <style:text-properties officeooo:rsid="00166fdc"/>
    </style:style>
    <style:style style:name="P5" style:family="paragraph" style:parent-style-name="Standard">
      <style:text-properties officeooo:rsid="00187213"/>
    </style:style>
    <style:style style:name="P6" style:family="paragraph" style:parent-style-name="Standard">
      <style:text-properties officeooo:rsid="004199e5" officeooo:paragraph-rsid="004199e5"/>
    </style:style>
    <style:style style:name="P7" style:family="paragraph" style:parent-style-name="Standard">
      <style:text-properties officeooo:rsid="0042dce4" officeooo:paragraph-rsid="0042dce4"/>
    </style:style>
    <style:style style:name="P8" style:family="paragraph" style:parent-style-name="Standard">
      <style:text-properties officeooo:rsid="00455fc8" officeooo:paragraph-rsid="004199e5"/>
    </style:style>
    <style:style style:name="P9" style:family="paragraph" style:parent-style-name="Standard">
      <style:text-properties officeooo:rsid="0047256d" officeooo:paragraph-rsid="0047256d"/>
    </style:style>
    <style:style style:name="P10" style:family="paragraph" style:parent-style-name="Standard">
      <style:text-properties officeooo:rsid="0047256d" officeooo:paragraph-rsid="004fbd9f"/>
    </style:style>
    <style:style style:name="P11" style:family="paragraph" style:parent-style-name="Standard">
      <style:text-properties officeooo:rsid="004da886" officeooo:paragraph-rsid="004da886"/>
    </style:style>
    <style:style style:name="P12" style:family="paragraph" style:parent-style-name="Standard">
      <style:text-properties officeooo:paragraph-rsid="004a4a90"/>
    </style:style>
    <style:style style:name="P13" style:family="paragraph" style:parent-style-name="Standard">
      <style:text-properties officeooo:rsid="004fbd9f" officeooo:paragraph-rsid="004fbd9f"/>
    </style:style>
    <style:style style:name="P14" style:family="paragraph" style:parent-style-name="Standard">
      <style:text-properties officeooo:rsid="0054672c" officeooo:paragraph-rsid="0054672c"/>
    </style:style>
    <style:style style:name="P15" style:family="paragraph" style:parent-style-name="Standard">
      <style:text-properties officeooo:rsid="0054672c" officeooo:paragraph-rsid="0056b29e"/>
    </style:style>
    <style:style style:name="P16" style:family="paragraph" style:parent-style-name="Standard">
      <style:text-properties officeooo:rsid="00570deb" officeooo:paragraph-rsid="00570deb"/>
    </style:style>
    <style:style style:name="P17" style:family="paragraph" style:parent-style-name="Standard">
      <style:text-properties officeooo:paragraph-rsid="00570deb"/>
    </style:style>
    <style:style style:name="P18" style:family="paragraph" style:parent-style-name="Standard">
      <style:text-properties officeooo:rsid="0057603e" officeooo:paragraph-rsid="0057603e"/>
    </style:style>
    <style:style style:name="P19" style:family="paragraph" style:parent-style-name="Standard">
      <style:text-properties officeooo:paragraph-rsid="005903a8"/>
    </style:style>
    <style:style style:name="P20" style:family="paragraph" style:parent-style-name="Standard">
      <style:text-properties officeooo:rsid="005903a8" officeooo:paragraph-rsid="005903a8"/>
    </style:style>
    <style:style style:name="P21" style:family="paragraph" style:parent-style-name="Standard">
      <style:text-properties officeooo:rsid="00249698" officeooo:paragraph-rsid="005903a8"/>
    </style:style>
    <style:style style:name="P22" style:family="paragraph" style:parent-style-name="Standard">
      <style:text-properties officeooo:rsid="005b77c3" officeooo:paragraph-rsid="005b77c3"/>
    </style:style>
    <style:style style:name="P23" style:family="paragraph" style:parent-style-name="Standard">
      <style:text-properties officeooo:paragraph-rsid="005dae63"/>
    </style:style>
    <style:style style:name="T1" style:family="text">
      <style:text-properties officeooo:rsid="000e2bb2"/>
    </style:style>
    <style:style style:name="T2" style:family="text">
      <style:text-properties officeooo:rsid="000e5472"/>
    </style:style>
    <style:style style:name="T3" style:family="text">
      <style:text-properties officeooo:rsid="001495ad"/>
    </style:style>
    <style:style style:name="T4" style:family="text">
      <style:text-properties officeooo:rsid="00215cff"/>
    </style:style>
    <style:style style:name="T5" style:family="text">
      <style:text-properties officeooo:rsid="0022ae48"/>
    </style:style>
    <style:style style:name="T6" style:family="text">
      <style:text-properties officeooo:rsid="00250b01"/>
    </style:style>
    <style:style style:name="T7" style:family="text">
      <style:text-properties officeooo:rsid="002661cf"/>
    </style:style>
    <style:style style:name="T8" style:family="text">
      <style:text-properties officeooo:rsid="00281aa4"/>
    </style:style>
    <style:style style:name="T9" style:family="text">
      <style:text-properties officeooo:rsid="002c9a31"/>
    </style:style>
    <style:style style:name="T10" style:family="text">
      <style:text-properties officeooo:rsid="002e1501"/>
    </style:style>
    <style:style style:name="T11" style:family="text">
      <style:text-properties officeooo:rsid="002e4906"/>
    </style:style>
    <style:style style:name="T12" style:family="text">
      <style:text-properties officeooo:rsid="00318a2e"/>
    </style:style>
    <style:style style:name="T13" style:family="text">
      <style:text-properties officeooo:rsid="00356c8a"/>
    </style:style>
    <style:style style:name="T14" style:family="text">
      <style:text-properties officeooo:rsid="0038090f"/>
    </style:style>
    <style:style style:name="T15" style:family="text">
      <style:text-properties officeooo:rsid="003b9037"/>
    </style:style>
    <style:style style:name="T16" style:family="text">
      <style:text-properties officeooo:rsid="003d6d9c"/>
    </style:style>
    <style:style style:name="T17" style:family="text">
      <style:text-properties officeooo:rsid="003fa5e8"/>
    </style:style>
    <style:style style:name="T18" style:family="text">
      <style:text-properties officeooo:rsid="0040b4ba"/>
    </style:style>
    <style:style style:name="T19" style:family="text">
      <style:text-properties officeooo:rsid="004199e5"/>
    </style:style>
    <style:style style:name="T20" style:family="text">
      <style:text-properties officeooo:rsid="00421754"/>
    </style:style>
    <style:style style:name="T21" style:family="text">
      <style:text-properties officeooo:rsid="0042dce4"/>
    </style:style>
    <style:style style:name="T22" style:family="text">
      <style:text-properties officeooo:rsid="00455fc8"/>
    </style:style>
    <style:style style:name="T23" style:family="text">
      <style:text-properties officeooo:rsid="0045d4a8"/>
    </style:style>
    <style:style style:name="T24" style:family="text">
      <style:text-properties officeooo:rsid="004bab83"/>
    </style:style>
    <style:style style:name="T25" style:family="text">
      <style:text-properties fo:color="#000000" style:font-name="Monospace" fo:font-size="10pt" style:font-size-asian="10pt"/>
    </style:style>
    <style:style style:name="T26" style:family="text">
      <style:text-properties fo:color="#000000" style:font-name="Monospace" fo:font-size="10pt" officeooo:rsid="00570deb" style:font-size-asian="10pt"/>
    </style:style>
    <style:style style:name="T27" style:family="text">
      <style:text-properties fo:color="#00aa00" style:font-name="Monospace" fo:font-size="10pt" fo:font-style="italic" style:font-size-asian="10pt" style:font-style-asian="italic"/>
    </style:style>
    <style:style style:name="T28" style:family="text">
      <style:text-properties fo:color="#00aa00" style:font-name="Monospace" fo:font-size="10pt" fo:font-style="italic" officeooo:rsid="00570deb" style:font-size-asian="10pt" style:font-style-asian="italic"/>
    </style:style>
    <style:style style:name="T29" style:family="text">
      <style:text-properties fo:color="#00aa00" style:font-name="Monospace" fo:font-size="10pt" fo:font-style="italic" style:text-underline-style="solid" style:text-underline-width="auto" style:text-underline-color="font-color" officeooo:rsid="00570deb" style:font-size-asian="10pt" style:font-style-asian="italic"/>
    </style:style>
    <style:style style:name="T30" style:family="text">
      <style:text-properties officeooo:rsid="004fbd9f"/>
    </style:style>
    <style:style style:name="T31" style:family="text">
      <style:text-properties officeooo:rsid="0052f02b"/>
    </style:style>
    <style:style style:name="T32" style:family="text">
      <style:text-properties fo:color="#800000" style:font-name="Monospace" fo:font-size="10pt" style:font-size-asian="10pt"/>
    </style:style>
    <style:style style:name="T33" style:family="text">
      <style:text-properties fo:color="#800000" style:font-name="Monospace" fo:font-size="10pt" officeooo:rsid="00570deb" style:font-size-asian="10pt"/>
    </style:style>
    <style:style style:name="T34" style:family="text">
      <style:text-properties officeooo:rsid="00574b53"/>
    </style:style>
    <style:style style:name="T35" style:family="text">
      <style:text-properties officeooo:rsid="0057603e"/>
    </style:style>
    <style:style style:name="T36" style:family="text">
      <style:text-properties officeooo:rsid="005903a8"/>
    </style:style>
    <style:style style:name="T37" style:family="text">
      <style:text-properties officeooo:rsid="005b77c3"/>
    </style:style>
    <style:style style:name="T38" style:family="text">
      <style:text-properties officeooo:rsid="005e3e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dacity – Data Analyst Nanodegree, Project 4</text:p>
      <text:p text:style-name="Standard"/>
      <text:p text:style-name="Standard">Intro to Machine Learning</text:p>
      <text:p text:style-name="Standard"/>
      <text:p text:style-name="Standard">Giulio Ministeri</text:p>
      <text:p text:style-name="Standard"/>
      <text:p text:style-name="Standard">I hereby confirm that this submission is my work. I have cited above the origins of any parts of the submission that were taken from Websites, books, forums, blog posts, github repositories, etc.</text:p>
      <text:p text:style-name="Standard"/>
      <text:p text:style-name="Standard">1.</text:p>
      <text:p text:style-name="Standard"><text:tab/>The goal of this project is to <text:span text:style-name="T2">create a predictor capable of</text:span> detect<text:span text:style-name="T2">ing</text:span> people who were involved in some way in the Enron <text:span text:style-name="T1">fraud, based principally on the analysis of their financial data and sent and received e-mails. Machine learning algorithms come in handy in these cases, where there are no specific features or ease-to-detect patterns in the data such that one can simply checks for these evidences and reliably predicts the outcomes. Heuristics solutions, i.e. long list of “if...then...else”, are unfeasible, while machine learning algorithms learn, reshape and rework input features for us giving back a “box” ables to predict the output if fed with new inputs.</text:span></text:p>
      <text:p text:style-name="Standard"><text:tab/><text:span text:style-name="T3">The dataset includes e-mails and finance data of about 146 Enron employees; 18 of them are POIs (person of interest). For each employee there are 21 finance-related features, whose values are not always consistent; missing values are labeled as “NaN”. Email-related features includes a set of summary infos like total received and sent mails, received and sent mails to poi people. Finally also the entire mail dataset is provided (about 150 thousands emails) together with a useful set of file which indexes all the emails by email-address: for each person there are two files which contains the relative paths to sent and received emails.</text:span></text:p>
      <text:p text:style-name="Standard">Considering the number of feature provided and the potentially big number of features that can be extracted from raw emails, the dataset cardinality is very small and skewed. Only 146 employees of which only 18 are POIs. I need to pay lot of attention to overfitting, and also adopt a more sophisticated evaluation metric like precision&amp;recall or F1. Simple ones like accuracy is useful only in balanced dataset where positives and negatives entries have almost the same cardinality.</text:p>
      <text:p text:style-name="Standard">Also the evaluation process needs to be chosen by considering this dataset leak. Train/test split can be used in very big dataset where removing lot of entries for testing does not affect the train step performances.</text:p>
      <text:p text:style-name="Standard">As first, I analyzed finance data looking for outliers. <text:span text:style-name="T14">After just showing the labels I found the two employees names “TOTAL” and “THE TRAVEL AGENCY IN THE PARK”, which of course are not real employees and must be removed.</text:span></text:p>
      <text:p text:style-name="Standard"><text:s/>The <text:span text:style-name="T14">outliers</text:span> analysis has been made <text:span text:style-name="T14">with the following</text:span> steps </text:p>
      <text:p text:style-name="Standard">i) I classified the entries based on the number of features with meaningful values, resulting in (25 has been chosen as simple threshold to split dataset in 4 subsets):</text:p>
      <text:p text:style-name="Standard"><text:tab/><text:span text:style-name="T19">6</text:span> employees with less than 25% valued features,</text:p>
      <text:p text:style-name="Standard"><text:span text:style-name="T14"><text:tab/>37</text:span> <text:span text:style-name="T14">employees with 25% to 50% valued features</text:span>,</text:p>
      <text:p text:style-name="Standard"><text:tab/><text:span text:style-name="T19">52</text:span> <text:span text:style-name="T14">employees with 50% to 75% valued features</text:span>,</text:p>
      <text:p text:style-name="Standard"><text:tab/>4<text:span text:style-name="T19">9</text:span> <text:s text:c="2"/><text:span text:style-name="T14">employees with more than 75% valued features.</text:span></text:p>
      <text:p text:style-name="Standard"><text:span text:style-name="T14">After analyzing the 11 employees belonging to lessThan25% set I found out that none of them are POIs so I decided to removed them from the dataset. Here it is the list:{WODRASKA JOHN,</text:span> WHALEY DAVID A, WROBEL BRUCE, SCRIMSHAW MATTHEW, LOCKHART EUGENE E, GRAMM WENDY L<text:span text:style-name="T14">}</text:span></text:p>
      <text:p text:style-name="Standard"/>
      <text:p text:style-name="Standard"/>
      <text:p text:style-name="Standard"/>
      <text:p text:style-name="P3">ii) I classified the given features based on the number of entries with meaningful values, resulting in (25 has been chosen as simple threshold to split dataset in 4 subsets):</text:p>
      <text:p text:style-name="Standard"><text:tab/><text:span text:style-name="T19">3</text:span> <text:s text:c="2"/><text:span text:style-name="T15">features with less than 25% valued entries,</text:span></text:p>
      <text:p text:style-name="Standard"><text:soft-page-break/><text:tab/><text:span text:style-name="T19">3</text:span> <text:s text:c="2"/><text:span text:style-name="T15">features with 25% to 50% valued entries,</text:span></text:p>
      <text:p text:style-name="Standard"><text:tab/>1<text:span text:style-name="T19">0</text:span> <text:span text:style-name="T15">features with 50% to 75% valued entries,</text:span></text:p>
      <text:p text:style-name="Standard"><text:tab/><text:span text:style-name="T19">6</text:span> <text:s text:c="2"/><text:span text:style-name="T15">features with more than 75% valued entries.</text:span></text:p>
      <text:p text:style-name="Standard"><text:span text:style-name="T16">As for the entries, I decided to remove those features with less than 25% valued entries. Here it is the list: {</text:span>restricted_stock_deferred, loan_advances, director_fees<text:span text:style-name="T16">}.</text:span></text:p>
      <text:p text:style-name="Standard"/>
      <text:p text:style-name="P4">iii) I used linear regression (using “total_payments” feature as basis) to get an outliers list for each finance-related feature (i.e. above the .9 percentile).</text:p>
      <text:p text:style-name="Standard"/>
      <text:p text:style-name="P4">iv) I merged the lists by computing, for each name, how many times it appears in these lists. Here it is the final list:</text:p>
      <text:p text:style-name="Standard"><text:tab/><text:tab/><text:span text:style-name="T17">employees who are outliers</text:span> <text:span text:style-name="T17">i</text:span>n 1 features: 22</text:p>
      <text:p text:style-name="Standard"><text:tab/><text:tab/>employees who are outliers in 2 features: 9</text:p>
      <text:p text:style-name="Standard"><text:tab/><text:tab/>employees who are outliers in 3 features: 6</text:p>
      <text:p text:style-name="Standard"><text:tab/><text:tab/>employees who are outliers in 4 features: 1</text:p>
      <text:p text:style-name="Standard"><text:tab/><text:tab/>employees who are outliers in 5 features: 1</text:p>
      <text:p text:style-name="Standard"><text:tab/><text:tab/>employees who are outliers in 6 features: 0</text:p>
      <text:p text:style-name="Standard"><text:tab/><text:tab/>employees who are outliers in 7 features: 0</text:p>
      <text:p text:style-name="Standard"/>
      <text:p text:style-name="Standard">v) Same process for email-related features using “from_messages” as base feature to analyze “from_this_person_to_poi” feature, and “to_messages” as base feature to analyze ["from_poi_to_this_person", "shared_receipt_with_poi"] features. Here it is the final list:</text:p>
      <text:p text:style-name="Standard"><text:tab/><text:tab/>employees who are outliers in 1 features: <text:span text:style-name="T17">14</text:span></text:p>
      <text:p text:style-name="Standard"><text:tab/><text:tab/>employees who are outliers in 2 features: <text:span text:style-name="T17">5</text:span></text:p>
      <text:p text:style-name="Standard"><text:tab/><text:tab/>employees who are outliers in 3 features: <text:span text:style-name="T17">1</text:span></text:p>
      <text:p text:style-name="Standard"/>
      <text:p text:style-name="P1">vi) I analyzed the compositions of these subsets and realized that among the most occurring outliers, two names are POIs. So I decided <text:span text:style-name="T18">not to remove any entries but instead to modify values of those features which are outliers with the ones predicted by linear regression.</text:span></text:p>
      <text:p text:style-name="P2"/>
      <text:p text:style-name="P5">2.</text:p>
      <text:p text:style-name="P23"><text:tab/><text:span text:style-name="T21">For feature selections I first tried tree-based feature selection, but after few test repetitions I noticed that the importance coefficients and ranks where too noisy, resulting in completely different list of most and least important features each time I run my code, hence I decided to move to another solution. I use a method in which at each iteration I remove only one feature from the dataset, then, I train a tree and compute the aggregated f1 score over a stratified shuffle cross-validation test, then I put that feature back in the dataset. Finally I ended up with these final list where the removed feature and the obtained f1 score are indicated:</text:span></text:p>
      <text:p text:style-name="P11">removing salary, score: 121.5 </text:p>
      <text:p text:style-name="P11">removing to_messages, score: 108.833333333 </text:p>
      <text:p text:style-name="P11">removing deferral_payments, score: 109.666666667 </text:p>
      <text:p text:style-name="P11">removing total_payments, score: 121.866666667 </text:p>
      <text:p text:style-name="P11">removing exercised_stock_options, score: 107.9 </text:p>
      <text:p text:style-name="P11">removing bonus, score: 114.666666667 </text:p>
      <text:p text:style-name="P11">removing restricted_stock, score: 124.5 </text:p>
      <text:p text:style-name="P11">removing shared_receipt_with_poi, score: 111.5 </text:p>
      <text:p text:style-name="P11">removing total_stock_value, score: 123.666666667 </text:p>
      <text:p text:style-name="P11">removing expenses, score: 112.166666667 </text:p>
      <text:p text:style-name="P11">removing from_messages, score: 114.9 </text:p>
      <text:p text:style-name="P11">removing other, score: 121.333333333 </text:p>
      <text:p text:style-name="P11">removing from_this_person_to_poi, score: 123.833333333 </text:p>
      <text:p text:style-name="P11">removing deferred_income, score: 114.166666667 </text:p>
      <text:p text:style-name="P11"><text:soft-page-break/>removing long_term_incentive, score: 113.0 </text:p>
      <text:p text:style-name="P11">removing from_poi_to_this_person, score: 100.666666667</text:p>
      <text:p text:style-name="P7"/>
      <text:p text:style-name="P22">The greater the score the useless <text:span text:style-name="T38">is</text:span> the feature, in fact, if removing a feature I still obtain a big f1 score, it means that <text:span text:style-name="T38">that </text:span>feature is not so relevant. Finally, using 90 percentile on the f1 scores I removed those which obtained the greater f1 values. I ended up removing:</text:p>
      <text:p text:style-name="P22">['from_this_person_to_poi', 'restricted_stock']</text:p>
      <text:p text:style-name="P8"/>
      <text:p text:style-name="Standard">I created two sets of <text:span text:style-name="T22">artificial</text:span> features; the former was created by manipulating these original features; the latter by elaborating the huge e-mail dataset.</text:p>
      <text:p text:style-name="Standard">As first part I took the most important features and created the log and squared version <text:span text:style-name="T19">and</text:span> added the mixed products of the<text:span text:style-name="T19">se features</text:span>.</text:p>
      <text:p text:style-name="P6"><text:span text:style-name="T30">Similarly to what I did for</text:span> features selection, <text:span text:style-name="T30">here</text:span> I progressively added <text:span text:style-name="T30">to the dataset the artificial features built on</text:span> <text:span text:style-name="T30">each possible pair of </text:span><text:s/>feature<text:span text:style-name="T23">s (to be able to make the mixed product), </text:span>and analyzed how the performances of a simple tree changed:</text:p>
      <text:p text:style-name="P13">feature: <text:s/>salary <text:s/>score: <text:s/>1340.56666667 </text:p>
      <text:p text:style-name="P13">feature: <text:s/>to_messages <text:s/>score: <text:s/>1491.46666667 </text:p>
      <text:p text:style-name="P13">feature: <text:s/>deferral_payments <text:s/>score: <text:s/>1548.16666667 </text:p>
      <text:p text:style-name="P13">feature: <text:s/>total_payments <text:s/>score: <text:s/>1505.23333333 </text:p>
      <text:p text:style-name="P13">feature: <text:s/>bonus <text:s/>score: <text:s/>1566.63333333 </text:p>
      <text:p text:style-name="P13">feature: <text:s/>total_stock_value <text:s/>score: <text:s/>1355.96666667 </text:p>
      <text:p text:style-name="P13">feature: <text:s/>shared_receipt_with_poi <text:s/>score: <text:s/>1521.96666667 </text:p>
      <text:p text:style-name="P13">feature: <text:s/>from_poi_to_this_person <text:s/>score: <text:s/>1591.66666667 </text:p>
      <text:p text:style-name="P13">feature: <text:s/>exercised_stock_options <text:s/>score: <text:s/>1884.0 </text:p>
      <text:p text:style-name="P13">feature: <text:s/>from_messages <text:s/>score: <text:s/>1545.5 </text:p>
      <text:p text:style-name="P13">feature: <text:s/>other <text:s/>score: <text:s/>1353.83333333 </text:p>
      <text:p text:style-name="P13">feature: <text:s/>deferred_income <text:s/>score: <text:s/>1519.4 </text:p>
      <text:p text:style-name="P13">feature: <text:s/>expenses <text:s/>score: <text:s/>1681.3 </text:p>
      <text:p text:style-name="P13">feature: <text:s/>long_term_incentive <text:s/>score: <text:s/>1514.56666667</text:p>
      <text:p text:style-name="P9"/>
      <text:p text:style-name="P9"/>
      <text:p text:style-name="P10">So I decided, <text:span text:style-name="T34">based on 90 percentile of the scores,</text:span> to add <text:span text:style-name="T30">['exercised_stock_options', 'expenses']</text:span>, to the set of feature for which to create the artificial ones.</text:p>
      <text:p text:style-name="P6"/>
      <text:p text:style-name="Standard">The second set of features has been created by elaborating the email dataset looking for the most important words to detect pois. Since the dataset is very large and my PC was unable to elaborate all mails at once, I applied a procedure in which a random subset is repeatedly picked from the set (keeping the <text:span text:style-name="T13">POIs</text:span>-non<text:span text:style-name="T13">POI</text:span>s ratio) and a dictionary of most important word<text:span text:style-name="T20">s</text:span> is updated every loop to save and accumulate the importance coefficients. At the end the most important words are chosen based on the accumulated coefficients. <text:span text:style-name="T35">Before adding the words to the final dataset I removed all the words that were clearly references to phone numbers, email addresses, or peoples' names.</text:span></text:p>
      <text:p text:style-name="Standard"/>
      <text:p text:style-name="P19"><text:span text:style-name="T36">Then I added the two artificial features sets to the final dataset and </text:span>tested <text:span text:style-name="T36">again looking for useless features. The procedure is the same of the initial feature selection</text:span>. </text:p>
      <text:p text:style-name="P21">The final features I removed, based on 90 percentile of the scores, are: ['exercised_stock_options*expenses', u'broadband', u'rosali', 'other', u'committe', 'total_payments', u'embed'] </text:p>
      <text:p text:style-name="P20">As expected most are coming from the artificial features, except for “total_payments”.</text:p>
      <text:p text:style-name="P20"/>
      <text:p text:style-name="P12"/>
      <text:p text:style-name="P18">The final dataset is the following:</text:p>
      <text:p text:style-name="P18">[ 'salary', 'to_messages', 'deferral_payments', 'exercised_stock_options', 'bonus', <text:soft-page-break/>'shared_receipt_with_poi', 'total_stock_value', 'expenses', 'from_messages', 'deferred_income', 'long_term_incentive', 'from_poi_to_this_person', 'exercised_stock_options^2', 'log_exercised_stock_options', 'expenses^2', 'log_expenses', u'62602pst', u'andypst', u'best', u'board', u'calgerpdxect', u'calgerpdxectect', u'corp', u'ddelainnsf', u'ene', u'everi', u'execut', u'flemingcorpenronenron', u'guy', u'gwhall', u'gwhalleynsf', u'hotlin', u'klay', u'legals', u'let', u'mayberryjpg', u'nonprivilegedpst', u'open', u'parti', u'prestohouectect', u'robust', u'southwood', u'spreadsheet', u'tjonesnsf', u'view', u'violationnotif']</text:p>
      <text:p text:style-name="Standard">3.</text:p>
      <text:p text:style-name="Standard"><text:tab/><text:span text:style-name="T4">I tested 4 different algorithms: DecisionTree, RandomForest, Adaboost and SupportVectorMachine.</text:span></text:p>
      <text:p text:style-name="Standard">All these 4 algorithms has been pipelined with PCA algorithm; I also added feature MinM<text:span text:style-name="T6">ax</text:span>Scaling <text:span text:style-name="T8">only</text:span> to SVM <text:span text:style-name="T5">pipeline, since it is the only algorithm that needs this step to perform better</text:span>.</text:p>
      <text:p text:style-name="Standard"/>
      <text:p text:style-name="Standard">4.</text:p>
      <text:p text:style-name="Standard"><text:tab/>Machine learning algorithms are generic models that can mimic a lot of different phenomena. <text:span text:style-name="T7">Since</text:span> they are general and can be used <text:span text:style-name="T8">in</text:span> an enormous <text:span text:style-name="T8">variety</text:span> of situations, they have a set of parameters t<text:span text:style-name="T8">hat must be</text:span> tuned to better fit the model or the situation <text:span text:style-name="T8">in</text:span> which they are used. <text:span text:style-name="T7">Practically there is no mathematical formula to find the best parameters, so they are chosen based on try&amp;test process where an initial set of possible parameters (chosen after some considerations on the situation and the input data) are used and performances are tested. No tuning means that the algorithm will use default parameters which probably will be a way distant from the best ones, <text:s/>resulting in an useless predictor. </text:span></text:p>
      <text:p text:style-name="Standard">I used gridsearchCV to tune parameters of the different algorithms, here the list of algorithms and tuned parameters for each:</text:p>
      <text:p text:style-name="Standard">PCA: number of components</text:p>
      <text:p text:style-name="Standard">Decision tree: minimum samples to split</text:p>
      <text:p text:style-name="Standard">Random Forest: number of estimators</text:p>
      <text:p text:style-name="Standard">AdaBoost : number of estimators</text:p>
      <text:p text:style-name="Standard">SVM: C parameter</text:p>
      <text:p text:style-name="Standard">GridSearchCV has been set to use “f1” as score indicator <text:span text:style-name="T31">and cross-validation folds set to 100</text:span>. I used sklearn train_test_split to create two subset of data, one for classifier training and one for testing and evaluating the <text:span text:style-name="T10">best reachable performances of the classifier</text:span>.</text:p>
      <text:p text:style-name="P14">The final result for each algorithm of gridsearchCV were:</text:p>
      <text:p text:style-name="P14">decisionTree algorithm:</text:p>
      <text:p text:style-name="P14">Accuracy: 0.80914<text:tab/>Precision: 0.33954<text:tab/>Recall: 0.35550<text:tab/>F1: 0.34734<text:tab/>F2: 0.35219 <text:tab/>Total predictions: 14000<text:tab/>True positives: <text:s/>711<text:tab/>False positives: 1383<text:tab/>False negatives: 1289<text:tab/>True negatives: 10617 </text:p>
      <text:p text:style-name="P14"/>
      <text:p text:style-name="P15">Random forest result :</text:p>
      <text:p text:style-name="P15">Accuracy: 0.82814<text:tab/>Precision: 0.32193<text:tab/>Recall: 0.18350<text:tab/>F1: 0.23376<text:tab/>F2: 0.20077 </text:p>
      <text:p text:style-name="P14"><text:tab/>Total predictions: 14000<text:tab/>True positives: <text:s/>367<text:tab/>False positives: <text:s/>773<text:tab/>False negatives: 1633<text:tab/>True negatives: 11227 </text:p>
      <text:p text:style-name="P14"/>
      <text:p text:style-name="P14">SVC result :</text:p>
      <text:p text:style-name="P14">Accuracy: 0.70671<text:tab/>Precision: 0.15498<text:tab/>Recall: 0.23650<text:tab/>F1: 0.18725<text:tab/>F2: 0.21399 </text:p>
      <text:p text:style-name="P14"><text:tab/>Total predictions: 14000<text:tab/>True positives: <text:s/>473<text:tab/>False positives: 2579<text:tab/>False negatives: 1527<text:tab/>True negatives: 9421 </text:p>
      <text:p text:style-name="P14"/>
      <text:p text:style-name="P14">adaboost result :</text:p>
      <text:p text:style-name="P14">Accuracy: 0.81807<text:tab/>Precision: 0.29452<text:tab/>Recall: 0.19600<text:tab/>F1: 0.23536<text:tab/>F2: 0.21005 </text:p>
      <text:p text:style-name="P14"><text:tab/>Total predictions: 14000<text:tab/>True positives: <text:s/>392<text:tab/>False positives: <text:s/>939<text:tab/>False negatives: 1608<text:tab/>True negatives: 11061 </text:p>
      <text:p text:style-name="P14"><text:soft-page-break/></text:p>
      <text:p text:style-name="P16">And the final algorithm chosen is :</text:p>
      <text:p text:style-name="P17"><text:span text:style-name="T26">Pipeline([ (</text:span><text:span text:style-name="T28">"</text:span><text:span text:style-name="T29">pca</text:span><text:span text:style-name="T28">"</text:span><text:span text:style-name="T26">, PCA(n_components = </text:span><text:span text:style-name="T33">10</text:span><text:span text:style-name="T26">)), (</text:span><text:span text:style-name="T27">"tree"</text:span><text:span text:style-name="T25">, tree.DecisionTreeClassifier (min_samples_split= </text:span><text:span text:style-name="T32">7</text:span><text:span text:style-name="T25">))])</text:span></text:p>
      <text:p text:style-name="P16"/>
      <text:p text:style-name="Standard"/>
      <text:p text:style-name="Standard">5.</text:p>
      <text:p text:style-name="Standard"><text:tab/><text:span text:style-name="T10">The v</text:span>alidation process is important <text:span text:style-name="T11">to test if the classifier is working correctly</text:span>. It is a very important step in order to avoid overfitting: a circumstance where the model has learned to replicate the data used to train it, and not <text:span text:style-name="T10">to</text:span> replicate the general phenomenon.</text:p>
      <text:p text:style-name="Standard">Moreover, a common mistake when making cross-validation is not shuffling the data. <text:span text:style-name="T12">By analyzing data with statistical (mean, variance) or graphical (scatter plots, histograms) tools, we ignore how raw data are ordered, and sometimes it could happen that data are grouped by the output label (e.g.: first all nonPOIs, then all POIs); so by splitting entries as they are we create unbalanced subsets where almost all entries belongs to the same label.</text:span></text:p>
      <text:p text:style-name="Standard">As explained in 4.) I split the data into two subsets, used to train and validate the <text:span text:style-name="T10">classifiers</text:span> respectively.</text:p>
      <text:p text:style-name="Standard">Finally, for test and compute classifier performances I used the tester script from the course base code.</text:p>
      <text:p text:style-name="Standard">The final classifier I chose is a pipeline of a PCA with 10 elements and a decision tree classifier with min_samples_split parameter equals to 2. </text:p>
      <text:p text:style-name="Standard"/>
      <text:p text:style-name="Standard">6.</text:p>
      <text:p text:style-name="Standard"><text:tab/><text:span text:style-name="T9">I evaluated the final classifier using the test_classifier script. The two important metrics I am interested in are precision and recall. Precision metric explains the goodness of the model when saying the case is positive, a small value of precision means there are too many false positives.</text:span></text:p>
      <text:p text:style-name="Standard">On the contrary recall metric explains the goodness of the model in terms of false negative cases, the smaller the recall is, the more false negatives has been detected. F1 score is a summarizing metric that combines precision and recall by the harmonic mean:</text:p>
      <text:p text:style-name="Standard">F1 = precision * recall / (precision + recall)</text:p>
      <text:p text:style-name="Standard"/>
      <text:p text:style-name="Standard">The final performances <text:span text:style-name="T11">of the classifier</text:span> are:</text:p>
      <text:p text:style-name="Standard"/>
      <text:p text:style-name="Standard">Precision: 0.33676 <text:s text:c="5"/></text:p>
      <text:p text:style-name="Standard">Recall: 0.31150 </text:p>
      <text:p text:style-name="Standard">F1: 0.3236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lio </meta:initial-creator>
    <meta:creation-date>2015-06-01T16:07:52.636683314</meta:creation-date>
    <dc:date>2015-09-02T19:36:13.221077672</dc:date>
    <dc:creator>giulio </dc:creator>
    <meta:editing-duration>PT4H41M28S</meta:editing-duration>
    <meta:editing-cycles>58</meta:editing-cycles>
    <meta:generator>LibreOffice/4.2.8.2$Linux_X86_64 LibreOffice_project/420m0$Build-2</meta:generator>
    <meta:printed-by>giulio </meta:printed-by>
    <meta:print-date>2015-09-02T19:33:05.212129223</meta:print-date>
    <meta:document-statistic meta:table-count="0" meta:image-count="0" meta:object-count="0" meta:page-count="5" meta:paragraph-count="121" meta:word-count="2133" meta:character-count="14267" meta:non-whitespace-character-count="12109"/>
  </office:meta>
</office:document-meta>
</file>